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na Lehtomäki</meta:initial-creator>
    <meta:creation-date>2014-03-12T16:48:31.953564075</meta:creation-date>
    <meta:document-statistic meta:object-count="25"/>
    <meta:generator>LibreOffice/4.1.5.3$Linux_X86_64 LibreOffice_project/410m0$Build-3</meta:generator>
  </office:meta>
</office:document-meta>
</file>